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Жирный" style:font-family-generic="swiss" style:font-pitch="variable"/>
    <style:font-face style:name="Liberation Sans3" svg:font-family="'Liberation Sans'" style:font-adornments="Курсив" style:font-family-generic="swiss" style:font-pitch="variable"/>
    <style:font-face style:name="Liberation Sans4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27.601cm" table:align="margins"/>
    </style:style>
    <style:style style:name="Таблиця1.A" style:family="table-column">
      <style:table-column-properties style:column-width="27.601cm" style:rel-column-width="65535*"/>
    </style:style>
    <style:style style:name="Таблиця1.1" style:family="table-row">
      <style:table-row-properties style:min-row-height="15.401cm"/>
    </style:style>
    <style:style style:name="Таблиця1.A1" style:family="table-cell">
      <style:table-cell-properties style:vertical-align="middle" fo:padding="0cm" fo:border="none"/>
    </style:style>
    <style:style style:name="Таблиця2" style:family="table">
      <style:table-properties style:width="27.601cm" table:align="margins"/>
    </style:style>
    <style:style style:name="Таблиця2.A" style:family="table-column">
      <style:table-column-properties style:column-width="27.601cm" style:rel-column-width="65535*"/>
    </style:style>
    <style:style style:name="Таблиця2.1" style:family="table-row">
      <style:table-row-properties style:min-row-height="4.099cm"/>
    </style:style>
    <style:style style:name="Таблиця2.A1" style:family="table-cell">
      <style:table-cell-properties fo:padding="0cm" fo:border="none"/>
    </style:style>
    <style:style style:name="P1" style:family="paragraph" style:parent-style-name="Standard">
      <style:text-properties fo:font-size="7pt" officeooo:rsid="000d7078" officeooo:paragraph-rsid="000d7078" style:font-size-asian="6.09999990463257pt" style:font-size-complex="7pt"/>
    </style:style>
    <style:style style:name="P2" style:family="paragraph" style:parent-style-name="Шаблон_3a__20_Заголовок_20_теми">
      <style:paragraph-properties fo:break-before="page"/>
    </style:style>
    <style:style style:name="P3" style:family="paragraph" style:parent-style-name="Table_20_Contents">
      <style:text-properties style:font-name="Liberation Sans1" fo:font-size="21pt" officeooo:rsid="00b89bed" officeooo:paragraph-rsid="000e634c" style:font-size-asian="21pt" style:font-size-complex="21pt"/>
    </style:style>
    <style:style style:name="P4" style:family="paragraph" style:parent-style-name="Table_20_Contents">
      <style:text-properties style:font-name="Liberation Sans1" fo:font-size="21pt" style:font-size-asian="21pt" style:font-size-complex="21pt"/>
    </style:style>
    <style:style style:name="P5" style:family="paragraph" style:parent-style-name="Table_20_Contents">
      <style:text-properties style:font-name="Liberation Sans1" fo:font-size="21pt" officeooo:rsid="001ffca0" officeooo:paragraph-rsid="001ffca0" style:font-size-asian="21pt" style:font-size-complex="21pt"/>
    </style:style>
    <style:style style:name="P6" style:family="paragraph" style:parent-style-name="Шаблон_3a__20_Звичайний_20_текст">
      <style:text-properties officeooo:rsid="0019cd84" officeooo:paragraph-rsid="0019cd84"/>
    </style:style>
    <style:style style:name="P7" style:family="paragraph" style:parent-style-name="Шаблон_3a__20_Текст_20_програми">
      <style:text-properties officeooo:rsid="0019cd84" officeooo:paragraph-rsid="001a2795"/>
    </style:style>
    <style:style style:name="P8" style:family="paragraph" style:parent-style-name="Шаблон_3a__20_Звичайний_20_текст">
      <style:text-properties officeooo:rsid="001a2795" officeooo:paragraph-rsid="001a2795"/>
    </style:style>
    <style:style style:name="P9" style:family="paragraph" style:parent-style-name="Шаблон_3a__20_Звичайний_20_текст">
      <style:text-properties officeooo:rsid="001aa56b" officeooo:paragraph-rsid="001b9684"/>
    </style:style>
    <style:style style:name="P10" style:family="paragraph" style:parent-style-name="Шаблон_3a__20_Звичайний_20_текст">
      <style:text-properties officeooo:paragraph-rsid="001aa56b"/>
    </style:style>
    <style:style style:name="P11" style:family="paragraph" style:parent-style-name="Шаблон_3a__20_Текст_20_програми">
      <style:text-properties officeooo:paragraph-rsid="001a2795"/>
    </style:style>
    <style:style style:name="P12" style:family="paragraph" style:parent-style-name="Шаблон_3a__20_Звичайний_20_текст">
      <style:text-properties officeooo:paragraph-rsid="0019cd84"/>
    </style:style>
    <style:style style:name="P13" style:family="paragraph" style:parent-style-name="Шаблон_3a__20_Звичайний_20_текст">
      <style:text-properties officeooo:paragraph-rsid="00209461"/>
    </style:style>
    <style:style style:name="P14" style:family="paragraph" style:parent-style-name="Шаблон_3a__20_Звичайний_20_текст">
      <style:text-properties officeooo:paragraph-rsid="0020f9cd"/>
    </style:style>
    <style:style style:name="P15" style:family="paragraph" style:parent-style-name="Шаблон_3a__20_Текст_20_програми">
      <style:text-properties officeooo:paragraph-rsid="0020f9cd"/>
    </style:style>
    <style:style style:name="P16" style:family="paragraph" style:parent-style-name="Шаблон_3a__20_Звичайний_20_текст">
      <style:text-properties officeooo:rsid="0020f9cd" officeooo:paragraph-rsid="0020f9cd"/>
    </style:style>
    <style:style style:name="P17" style:family="paragraph" style:parent-style-name="Шаблон_3a__20_Звичайний_20_текст">
      <style:text-properties officeooo:rsid="0020f9cd" officeooo:paragraph-rsid="00210278"/>
    </style:style>
    <style:style style:name="P18" style:family="paragraph" style:parent-style-name="Шаблон_3a__20_Звичайний_20_текст">
      <style:text-properties officeooo:rsid="00210278" officeooo:paragraph-rsid="0022c6f6"/>
    </style:style>
    <style:style style:name="P19" style:family="paragraph" style:parent-style-name="Шаблон_3a__20_Звичайний_20_текст">
      <style:text-properties officeooo:rsid="00210278" officeooo:paragraph-rsid="00253ef8"/>
    </style:style>
    <style:style style:name="P20" style:family="paragraph" style:parent-style-name="Шаблон_3a__20_Звичайний_20_текст">
      <style:text-properties officeooo:rsid="0028fb06" officeooo:paragraph-rsid="0028fb06"/>
    </style:style>
    <style:style style:name="P21" style:family="paragraph" style:parent-style-name="Шаблон_3a__20_Текст_20_програми">
      <style:text-properties officeooo:paragraph-rsid="00210278"/>
    </style:style>
    <style:style style:name="P22" style:family="paragraph" style:parent-style-name="Шаблон_3a__20_Звичайний_20_текст">
      <style:text-properties officeooo:rsid="0029da5d" officeooo:paragraph-rsid="0029da5d"/>
    </style:style>
    <style:style style:name="P23" style:family="paragraph" style:parent-style-name="Шаблон_3a__20_Звичайний_20_текст">
      <style:text-properties officeooo:rsid="00258bfc" officeooo:paragraph-rsid="002b7d0b"/>
    </style:style>
    <style:style style:name="P24" style:family="paragraph" style:parent-style-name="Шаблон_3a__20_Звичайний_20_текст">
      <style:text-properties officeooo:rsid="002b7d0b" officeooo:paragraph-rsid="002b7d0b"/>
    </style:style>
    <style:style style:name="P25" style:family="paragraph" style:parent-style-name="Шаблон_3a__20_Звичайний_20_текст">
      <style:text-properties officeooo:rsid="002d519e" officeooo:paragraph-rsid="002d519e"/>
    </style:style>
    <style:style style:name="P26" style:family="paragraph" style:parent-style-name="Шаблон_3a__20_Звичайний_20_текст">
      <style:text-properties officeooo:rsid="002733bb" officeooo:paragraph-rsid="002733bb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b8e87e"/>
    </style:style>
    <style:style style:name="T2" style:family="text">
      <style:text-properties officeooo:rsid="000e634c"/>
    </style:style>
    <style:style style:name="T3" style:family="text">
      <style:text-properties officeooo:rsid="00131cc8"/>
    </style:style>
    <style:style style:name="T4" style:family="text">
      <style:text-properties officeooo:rsid="0014d8f2"/>
    </style:style>
    <style:style style:name="T5" style:family="text">
      <style:text-properties officeooo:rsid="00172b7b"/>
    </style:style>
    <style:style style:name="T6" style:family="text">
      <style:text-properties style:font-name="Liberation Sans1" fo:font-size="21pt" officeooo:rsid="000ebe81" style:font-size-asian="21pt" style:font-size-complex="21pt"/>
    </style:style>
    <style:style style:name="T7" style:family="text">
      <style:text-properties style:font-name="Liberation Sans1" fo:font-size="21pt" officeooo:rsid="004aa470" style:font-size-asian="21pt" style:font-size-complex="21pt"/>
    </style:style>
    <style:style style:name="T8" style:family="text">
      <style:text-properties style:font-name="Liberation Sans1" fo:font-size="21pt" officeooo:rsid="00eefae6" style:font-size-asian="21pt" style:font-size-complex="21pt"/>
    </style:style>
    <style:style style:name="T9" style:family="text">
      <style:text-properties style:font-name="Liberation Sans1" fo:font-size="21pt" officeooo:rsid="004abd88" style:font-size-asian="21pt" style:font-size-complex="21pt"/>
    </style:style>
    <style:style style:name="T10" style:family="text">
      <style:text-properties style:font-name="Liberation Sans1" fo:font-size="21pt" officeooo:rsid="00179ee0" style:font-size-asian="21pt" style:font-size-complex="21pt"/>
    </style:style>
    <style:style style:name="T11" style:family="text">
      <style:text-properties style:font-name="Liberation Sans1" fo:font-size="21pt" officeooo:rsid="00196b14" style:font-size-asian="21pt" style:font-size-complex="21pt"/>
    </style:style>
    <style:style style:name="T12" style:family="text">
      <style:text-properties style:font-name="Liberation Sans1" fo:font-size="21pt" officeooo:rsid="0019cd84" style:font-size-asian="21pt" style:font-size-complex="21pt"/>
    </style:style>
    <style:style style:name="T13" style:family="text">
      <style:text-properties style:font-name="Liberation Sans1" fo:font-size="21pt" officeooo:rsid="01403c4e" style:font-size-asian="21pt" style:font-size-complex="21pt"/>
    </style:style>
    <style:style style:name="T14" style:family="text">
      <style:text-properties style:font-name="Liberation Sans1" fo:font-size="21pt" officeooo:rsid="0022c281" style:font-size-asian="21pt" style:font-size-complex="21pt"/>
    </style:style>
    <style:style style:name="T15" style:family="text">
      <style:text-properties style:font-name="Liberation Sans1" fo:font-size="21pt" officeooo:rsid="0036e404" style:font-size-asian="21pt" style:font-size-complex="21pt"/>
    </style:style>
    <style:style style:name="T16" style:family="text">
      <style:text-properties style:font-name="Liberation Sans1" fo:font-size="21pt" officeooo:rsid="002a7f38" style:font-size-asian="21pt" style:font-size-complex="21pt"/>
    </style:style>
    <style:style style:name="T17" style:family="text">
      <style:text-properties style:font-name="Liberation Sans1" fo:font-size="21pt" officeooo:rsid="00307502" style:font-size-asian="21pt" style:font-size-complex="21pt"/>
    </style:style>
    <style:style style:name="T18" style:family="text">
      <style:text-properties style:font-name="Liberation Sans1" fo:font-size="21pt" officeooo:rsid="0150029d" style:font-size-asian="21pt" style:font-size-complex="21pt"/>
    </style:style>
    <style:style style:name="T19" style:family="text">
      <style:text-properties style:font-name="Liberation Sans1" fo:font-size="21pt" officeooo:rsid="0038d890" style:font-size-asian="21pt" style:font-size-complex="21pt"/>
    </style:style>
    <style:style style:name="T20" style:family="text">
      <style:text-properties style:font-name="Liberation Sans1" fo:font-size="21pt" officeooo:rsid="0028bb8d" style:font-size-asian="21pt" style:font-size-complex="21pt"/>
    </style:style>
    <style:style style:name="T21" style:family="text">
      <style:text-properties style:font-name="Liberation Sans1" fo:font-size="21pt" officeooo:rsid="00e20f26" style:font-size-asian="21pt" style:font-size-complex="21pt"/>
    </style:style>
    <style:style style:name="T22" style:family="text">
      <style:text-properties style:font-name="Liberation Sans1" fo:font-size="21pt" officeooo:rsid="001d9c4f" style:font-size-asian="21pt" style:font-size-complex="21pt"/>
    </style:style>
    <style:style style:name="T23" style:family="text">
      <style:text-properties style:font-name="Liberation Sans1" fo:font-size="21pt" officeooo:rsid="0152162b" style:font-size-asian="21pt" style:font-size-complex="21pt"/>
    </style:style>
    <style:style style:name="T24" style:family="text">
      <style:text-properties style:font-name="Liberation Sans1" fo:font-size="21pt" officeooo:rsid="01506afc" style:font-size-asian="21pt" style:font-size-complex="21pt"/>
    </style:style>
    <style:style style:name="T25" style:family="text">
      <style:text-properties style:font-name="Liberation Sans1" fo:font-size="21pt" officeooo:rsid="01521f6c" style:font-size-asian="21pt" style:font-size-complex="21pt"/>
    </style:style>
    <style:style style:name="T26" style:family="text">
      <style:text-properties style:font-name="Liberation Sans1" fo:font-size="21pt" officeooo:rsid="0152f280" style:font-size-asian="21pt" style:font-size-complex="21pt"/>
    </style:style>
    <style:style style:name="T27" style:family="text">
      <style:text-properties style:font-name="Liberation Sans1" fo:font-size="21pt" officeooo:rsid="001eed87" style:font-size-asian="21pt" style:font-size-complex="21pt"/>
    </style:style>
    <style:style style:name="T28" style:family="text">
      <style:text-properties style:font-name="Liberation Sans1" fo:font-size="21pt" officeooo:rsid="0153a7a6" style:font-size-asian="21pt" style:font-size-complex="21pt"/>
    </style:style>
    <style:style style:name="T29" style:family="text">
      <style:text-properties style:font-name="Liberation Sans1" fo:font-size="21pt" officeooo:rsid="01575327" style:font-size-asian="21pt" style:font-size-complex="21pt"/>
    </style:style>
    <style:style style:name="T30" style:family="text">
      <style:text-properties style:font-name="Liberation Sans1" fo:font-size="21pt" officeooo:rsid="0157a6f5" style:font-size-asian="21pt" style:font-size-complex="21pt"/>
    </style:style>
    <style:style style:name="T31" style:family="text">
      <style:text-properties style:font-name="Liberation Sans1" fo:font-size="21pt" officeooo:rsid="0020f9cd" style:font-size-asian="21pt" style:font-size-complex="21pt"/>
    </style:style>
    <style:style style:name="T32" style:family="text">
      <style:text-properties style:font-name="Liberation Sans1" fo:font-size="21pt" officeooo:rsid="0158f0f2" style:font-size-asian="21pt" style:font-size-complex="21pt"/>
    </style:style>
    <style:style style:name="T33" style:family="text">
      <style:text-properties style:font-name="Liberation Sans1" fo:font-size="21pt" officeooo:rsid="0152fd36" style:font-size-asian="21pt" style:font-size-complex="21pt"/>
    </style:style>
    <style:style style:name="T34" style:family="text">
      <style:text-properties style:font-name="Liberation Sans1" fo:font-size="21pt" officeooo:rsid="0028fb06" style:font-size-asian="21pt" style:font-size-complex="21pt"/>
    </style:style>
    <style:style style:name="T35" style:family="text">
      <style:text-properties style:font-name="Liberation Sans1" fo:font-size="21pt" officeooo:rsid="003110db" style:font-size-asian="21pt" style:font-size-complex="21pt"/>
    </style:style>
    <style:style style:name="T36" style:family="text">
      <style:text-properties style:font-name="Liberation Sans1" fo:font-size="21pt" officeooo:rsid="00314fe6" style:font-size-asian="21pt" style:font-size-complex="21pt"/>
    </style:style>
    <style:style style:name="T37" style:family="text">
      <style:text-properties officeooo:rsid="000ebe81" style:font-size-asian="21pt" style:font-size-complex="21pt"/>
    </style:style>
    <style:style style:name="T38" style:family="text">
      <style:text-properties officeooo:rsid="00179ee0" style:font-size-asian="21pt" style:font-size-complex="21pt"/>
    </style:style>
    <style:style style:name="T39" style:family="text">
      <style:text-properties officeooo:rsid="0019cd84" style:font-size-asian="21pt" style:font-size-complex="21pt"/>
    </style:style>
    <style:style style:name="T40" style:family="text">
      <style:text-properties officeooo:rsid="0036e404" style:font-size-asian="21pt" style:font-size-complex="21pt"/>
    </style:style>
    <style:style style:name="T41" style:family="text">
      <style:text-properties officeooo:rsid="002a7f38" style:font-size-asian="21pt" style:font-size-complex="21pt"/>
    </style:style>
    <style:style style:name="T42" style:family="text">
      <style:text-properties officeooo:rsid="0153a7a6" style:font-size-asian="21pt" style:font-size-complex="21pt"/>
    </style:style>
    <style:style style:name="T43" style:family="text">
      <style:text-properties officeooo:rsid="00209461" style:font-size-asian="21pt" style:font-size-complex="21pt"/>
    </style:style>
    <style:style style:name="T44" style:family="text">
      <style:text-properties officeooo:rsid="001aa56b"/>
    </style:style>
    <style:style style:name="T45" style:family="text">
      <style:text-properties officeooo:rsid="001b9684"/>
    </style:style>
    <style:style style:name="T46" style:family="text">
      <style:text-properties officeooo:rsid="0020f9cd"/>
    </style:style>
    <style:style style:name="T47" style:family="text">
      <style:text-properties officeooo:rsid="00210278"/>
    </style:style>
    <style:style style:name="T48" style:family="text">
      <style:text-properties officeooo:rsid="00212de5"/>
    </style:style>
    <style:style style:name="T49" style:family="text">
      <style:text-properties officeooo:rsid="0021cebd"/>
    </style:style>
    <style:style style:name="T50" style:family="text">
      <style:text-properties officeooo:rsid="0024691c"/>
    </style:style>
    <style:style style:name="T51" style:family="text">
      <style:text-properties officeooo:rsid="00253ef8"/>
    </style:style>
    <style:style style:name="T52" style:family="text">
      <style:text-properties officeooo:rsid="0026f3d7"/>
    </style:style>
    <style:style style:name="T53" style:family="text">
      <style:text-properties officeooo:rsid="0028fb06"/>
    </style:style>
    <style:style style:name="T54" style:family="text">
      <style:text-properties officeooo:rsid="002b7d0b"/>
    </style:style>
    <style:style style:name="T55" style:family="text">
      <style:text-properties officeooo:rsid="002b81d4"/>
    </style:style>
    <style:style style:name="T56" style:family="text">
      <style:text-properties officeooo:rsid="002d519e"/>
    </style:style>
    <style:style style:name="T57" style:family="text">
      <style:text-properties officeooo:rsid="002ea305"/>
    </style:style>
    <style:style style:name="T58" style:family="text">
      <style:text-properties officeooo:rsid="00300189"/>
    </style:style>
    <style:style style:name="T59" style:family="text">
      <style:text-properties officeooo:rsid="0031b718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center" style:horizontal-rel="paragraph"/>
    </style:style>
    <style:style style:name="gr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49cm" fo:min-width="3.75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49cm" fo:min-width="4.53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0.23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0.47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0.47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0.47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49cm" fo:min-width="1.53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49cm" fo:min-width="2.00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49cm" fo:min-width="3.75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49cm" fo:min-width="4.53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0.23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0.47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0.47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0.47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49cm" fo:min-width="1.53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49cm" fo:min-width="2.00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я1" table:style-name="Таблиця1">
        <table:table-column table:style-name="Таблиця1.A"/>
        <table:table-row table:style-name="Таблиця1.1">
          <table:table-cell table:style-name="Таблиця1.A1" office:value-type="string">
            <text:p text:style-name="Шаблон_3a__20_Титульна_20_сторінка">Лекція 7</text:p>
            <text:p text:style-name="Шаблон_3a__20_Титульна_20_сторінка">UDP-сокети</text:p>
          </table:table-cell>
        </table:table-row>
      </table:table>
      <text:p text:style-name="P1"/>
      <text:p text:style-name="P2">Характеристики UDP</text:p>
      <text:p text:style-name="P12">Протокол <text:span text:style-name="T4">UDP</text:span> (<text:span text:style-name="T4">User Datagram</text:span> Protocol, протокол <text:span text:style-name="T4">датаграм користувача</text:span>) – це транспортний протокол у комунікаційному домені Internet, <text:span text:style-name="T5">визначений у RFC </text:span><text:span text:style-name="T6">768. </text:span><text:span text:style-name="T12">UDP не потребує встановлення логічного з’єднання </text:span><text:span text:style-name="T35">між сторонами</text:span><text:span text:style-name="T12">, забезпечує ненадійне невпорядковане доставлення датаграм </text:span><text:span text:style-name="T36">(відправлені дані мають межі)</text:span><text:span text:style-name="T12"> з перевіркою на помилки в режимах </text:span><text:span text:style-name="T31">unicast</text:span><text:span text:style-name="T12">, </text:span><text:span text:style-name="T31">multicast</text:span><text:span text:style-name="T12">, широкомовний (тільки в IPv4), не підтримує out-of-band дані. </text:span><text:span text:style-name="T13">Зазвичай </text:span><text:span text:style-name="T12">у комунікації з використанням UDP</text:span><text:span text:style-name="T14"> </text:span><text:span text:style-name="T13">є активна сторона</text:span><text:span text:style-name="T12"> (клієнт) та є </text:span><text:span text:style-name="T13">пасивна сторона </text:span><text:span text:style-name="T12">(сервер), </text:span><text:span text:style-name="T13">п</text:span><text:span text:style-name="T12">ісля встановлення </text:span><text:span text:style-name="T13">TCP-</text:span><text:span text:style-name="T14">з’єднання</text:span><text:span text:style-name="T12"> ролі сторін у загальному розумінні є умовн</text:span><text:span text:style-name="T13">ими</text:span><text:span text:style-name="T12">.</text:span></text:p>
      <text:p text:style-name="P14"><text:span text:style-name="T22">В</text:span><text:span text:style-name="T15"> </text:span><text:span text:style-name="T22">UDP</text:span><text:span text:style-name="T12"> </text:span><text:span text:style-name="T15">є</text:span><text:span text:style-name="T12"> </text:span><text:span text:style-name="Шаблон_3a__20_Термін"><text:span text:style-name="T39">контрольн</text:span></text:span><text:span text:style-name="Шаблон_3a__20_Термін"><text:span text:style-name="T40">а</text:span></text:span><text:span text:style-name="Шаблон_3a__20_Термін"><text:span text:style-name="T39"> сум</text:span></text:span><text:span text:style-name="Шаблон_3a__20_Термін"><text:span text:style-name="T40">а</text:span></text:span><text:span text:style-name="T12"> </text:span><text:span text:style-name="T16">(</text:span><text:span text:style-name="Шаблон_3a__20_Term"><text:span text:style-name="T41">checksum</text:span></text:span><text:span text:style-name="T16">), </text:span><text:span text:style-name="T18">яка </text:span><text:span text:style-name="T23">обчислюється</text:span><text:span text:style-name="T16"> </text:span><text:span text:style-name="T12">для </text:span><text:span text:style-name="T18">значень полів</text:span><text:span text:style-name="T12"> псевдозаголовк</text:span><text:span text:style-name="T17">а</text:span><text:span text:style-name="T12"> IP (кільк</text:span><text:span text:style-name="T18">а</text:span><text:span text:style-name="T12"> полів заголовк</text:span><text:span text:style-name="T18">а</text:span><text:span text:style-name="T12"> IPv4 або IPv6), </text:span><text:span text:style-name="T18">значень полів </text:span><text:span text:style-name="T12">заголовк</text:span><text:span text:style-name="T15">а </text:span><text:span text:style-name="T22">UDP</text:span><text:span text:style-name="T12"> та даних (payload) </text:span><text:span text:style-name="T22">датаграми</text:span><text:span text:style-name="T15"> </text:span><text:span text:style-name="T24">та зберігається в заголовку </text:span><text:span text:style-name="T22">UDP</text:span><text:span text:style-name="T12">. </text:span><text:span text:style-name="T27">Контрольна сума є опціональною в IPv4 (</text:span><text:span text:style-name="T34">RFC 1122 рекомендує обчислювати контрольну суму як усталено, </text:span><text:span text:style-name="T27">заголовок IPv4 має поле зі значенням контрольної суми для значень </text:span><text:span text:style-name="T34">його </text:span><text:span text:style-name="T27">полів) та обов’язковою в IPv6 (заголовок IPv6 не має поле зі значенням контрольної суми </text:span><text:span text:style-name="T34">для значень його полів</text:span><text:span text:style-name="T27">).</text:span><text:span text:style-name="T12"> </text:span><text:soft-page-break/><text:span text:style-name="T23">З</text:span><text:span text:style-name="T12">аголовок </text:span><text:span text:style-name="T22">UDP</text:span><text:span text:style-name="T24"> </text:span><text:span text:style-name="T12">та </text:span><text:span text:style-name="T24">вміст </text:span><text:span text:style-name="T22">датаграми</text:span><text:span text:style-name="T12"> не шифру</text:span><text:span text:style-name="T19">ються </text:span><text:span text:style-name="T23">як усталено</text:span><text:span text:style-name="T12">, тому заголовок </text:span><text:span text:style-name="T22">UDP</text:span><text:span text:style-name="T12"> та/або </text:span><text:span text:style-name="T24">вміст </text:span><text:span text:style-name="T22">датаграми</text:span><text:span text:style-name="T12"> треба шифрувати іншими засобами за потреби. </text:span><text:span text:style-name="T20">Алгоритм </text:span><text:span text:style-name="T23">обчислення</text:span><text:span text:style-name="T16"> контрольної суми </text:span><text:span text:style-name="T23">відомий та використовує тільки дані в IP пакеті, що відправляється</text:span><text:span text:style-name="T16">, тому</text:span><text:span text:style-name="T20"> </text:span><text:span text:style-name="T26">отримувач даних, відправлених через </text:span><text:span text:style-name="T22">UDP</text:span><text:span text:style-name="T26">,</text:span><text:span text:style-name="T25"> не знає чи </text:span><text:span text:style-name="T26">ці</text:span><text:span text:style-name="T25"> дані були змінені </text:span><text:span text:style-name="T19">разом </text:span><text:span text:style-name="T21">і</text:span><text:span text:style-name="T19">з контрольною сумою </text:span><text:span text:style-name="T25">сторонніми системами під час спрямування цього пакету в мережі. Також алгоритм обчислення контрольної суми не є надійним </text:span><text:span text:style-name="T32">порівняно з іншими алгоритмами обчислення контрольних сум</text:span><text:span text:style-name="T25">, </text:span><text:span text:style-name="T33">але достатній для практичного використання</text:span><text:span text:style-name="T25">.</text:span></text:p>
      <text:p text:style-name="P13"><text:span text:style-name="T6">Програма </text:span><text:span text:style-name="T7">користувача </text:span><text:span text:style-name="T6">може створити сокет </text:span><text:span text:style-name="T8">у</text:span><text:span text:style-name="T6"> комунікаційному домені Internet для можливого використання його в </text:span><text:span text:style-name="T10">UDP</text:span><text:span text:style-name="T6">, тобто створити </text:span><text:span text:style-name="T10">UDP</text:span><text:span text:style-name="T6">-сокет, системним викликом </text:span><text:span text:style-name="Шаблон_3a__20_Ідентифікатор"><text:span text:style-name="T37">socket(domain, SOCK_</text:span></text:span><text:span text:style-name="Шаблон_3a__20_Ідентифікатор"><text:span text:style-name="T38">DGRAM</text:span></text:span><text:span text:style-name="Шаблон_3a__20_Ідентифікатор"><text:span text:style-name="T37">, IPPROTO_</text:span></text:span><text:span text:style-name="Шаблон_3a__20_Ідентифікатор"><text:span text:style-name="T38">UD</text:span></text:span><text:span text:style-name="Шаблон_3a__20_Ідентифікатор"><text:span text:style-name="T37">P)</text:span></text:span><text:span text:style-name="T6">, значення </text:span><text:span text:style-name="Шаблон_3a__20_Ідентифікатор"><text:span text:style-name="T37">domain</text:span></text:span><text:span text:style-name="T6"> має бути </text:span><text:span text:style-name="Шаблон_3a__20_Ідентифікатор"><text:span text:style-name="T37">AF_INET</text:span></text:span><text:span text:style-name="T6"> для IPv4 або </text:span><text:span text:style-name="Шаблон_3a__20_Ідентифікатор"><text:span text:style-name="T37">AF_INET6</text:span></text:span><text:span text:style-name="T6"> для IPv6. </text:span><text:span text:style-name="T28">Якщо </text:span><text:span text:style-name="T29">в</text:span><text:span text:style-name="T28"> значенні</text:span><text:span text:style-name="T6"> протокол</text:span><text:span text:style-name="T28">у </text:span><text:span text:style-name="T6">вказати нуль, </text:span><text:span text:style-name="T28">тоді типове значення протоколу для типу сокета </text:span><text:span text:style-name="Шаблон_3a__20_Ідентифікатор"><text:span text:style-name="T42">SOCK_</text:span></text:span><text:span text:style-name="Шаблон_3a__20_Ідентифікатор"><text:span text:style-name="T43">DGRAM</text:span></text:span><text:span text:style-name="T28"> буде </text:span><text:span text:style-name="Шаблон_3a__20_Ідентифікатор"><text:span text:style-name="T42">IPPROTO_</text:span></text:span><text:span text:style-name="Шаблон_3a__20_Ідентифікатор"><text:span text:style-name="T43">UDP</text:span></text:span><text:span text:style-name="T28"> </text:span><text:span text:style-name="T30">у комунікаційному домені Internet.</text:span><text:span text:style-name="T6"> У сучасних програмах </text:span><text:span text:style-name="T7">користувача</text:span><text:span text:style-name="T6">, краще </text:span><text:span text:style-name="T9">явно </text:span><text:span text:style-name="T6">вказувати протокол для комунікаційних доменів, які дозволяють таке робити, для запобігання </text:span><text:span text:style-name="T11">можливої </text:span><text:span text:style-name="T6">двозначності.</text:span></text:p>
      <text:p text:style-name="P2">Заголовок UDP</text:p>
      <text:p text:style-name="P3"><text:span text:style-name="T2">UDP</text:span>-<text:span text:style-name="T2">датаграма</text:span> <text:span text:style-name="T1">інкапсулюється в дані IP-пакета, відразу після заголовка IPv4 або IPv6. </text:span><text:span text:style-name="T2">UDP</text:span><text:span text:style-name="T1">-</text:span><text:span text:style-name="T2">датаграма</text:span><text:span text:style-name="T1"> складається із заголовка </text:span><text:span text:style-name="T2">UDP </text:span><text:span text:style-name="T59">(завжди 8 байт)</text:span><text:span text:style-name="T1">, він однаковий для IPv4 та IPv6, та даних (payload), які відправляє програма.</text:span></text:p>
      <table:table table:name="Таблиця2" table:style-name="Таблиця2">
        <table:table-column table:style-name="Таблиця2.A"/>
        <table:table-row table:style-name="Таблиця2.1">
          <table:table-cell table:style-name="Таблиця2.A1" office:value-type="string">
            <text:p text:style-name="P4"><draw:g text:anchor-type="paragraph" draw:z-index="0" draw:name="Груповий об'єкт 1" draw:style-name="gr1"><draw:line draw:style-name="gr16" draw:text-style-name="P27" svg:x1="5.798cm" svg:y1="0.739cm" svg:x2="21.798cm" svg:y2="0.739cm"><text:p/></draw:line><draw:line draw:style-name="gr17" draw:text-style-name="P27" svg:x1="5.798cm" svg:y1="2.239cm" svg:x2="21.798cm" svg:y2="2.239cm"><text:p/></draw:line><draw:line draw:style-name="gr18" draw:text-style-name="P27" svg:x1="5.798cm" svg:y1="3.739cm" svg:x2="21.798cm" svg:y2="3.739cm"><text:p/></draw:line><draw:line draw:style-name="gr19" draw:text-style-name="P27" svg:x1="5.798cm" svg:y1="0.739cm" svg:x2="5.798cm" svg:y2="3.739cm"><text:p/></draw:line><draw:line draw:style-name="gr20" draw:text-style-name="P27" svg:x1="21.798cm" svg:y1="0.739cm" svg:x2="21.798cm" svg:y2="3.739cm"><text:p/></draw:line><draw:line draw:style-name="gr21" draw:text-style-name="P27" svg:x1="13.798cm" svg:y1="0.739cm" svg:x2="13.798cm" svg:y2="3.739cm"><text:p/></draw:line><draw:frame draw:style-name="gr22" draw:text-style-name="P29" svg:width="4.257cm" svg:height="1.2cm" svg:x="8.312cm" svg:y="0.949cm"><draw:text-box><text:p text:style-name="P28"><text:span text:style-name="T60">S</text:span><text:span text:style-name="T60">o</text:span><text:span text:style-name="T60">u</text:span><text:span text:style-name="T60">r</text:span><text:span text:style-name="T60">c</text:span><text:span text:style-name="T60">e </text:span><text:span text:style-name="T60">p</text:span><text:span text:style-name="T60">o</text:span><text:span text:style-name="T60">rt </text:span><text:span text:style-name="T60">n</text:span><text:span text:style-name="T60">u</text:span><text:span text:style-name="T60">m</text:span><text:span text:style-name="T60">b</text:span><text:span text:style-name="T60">e</text:span><text:span text:style-name="T60">r</text:span></text:p><text:p text:style-name="P28"><text:span text:style-name="T60">(</text:span><text:span text:style-name="T60">1</text:span><text:span text:style-name="T60">6 </text:span><text:span text:style-name="T60">b</text:span><text:span text:style-name="T60">it</text:span><text:span text:style-name="T60">s</text:span><text:span text:style-name="T60">)</text:span></text:p></draw:text-box></draw:frame><draw:frame draw:style-name="gr23" draw:text-style-name="P29" svg:width="5.037cm" svg:height="1.2cm" svg:x="15.381cm" svg:y="0.949cm"><draw:text-box><text:p text:style-name="P28"><text:span text:style-name="T60">Destination port number</text:span></text:p><text:p text:style-name="P28"><text:span text:style-name="T60">(16 bits)</text:span></text:p></draw:text-box></draw:frame><draw:frame draw:style-name="gr24" draw:text-style-name="P29" svg:width="0.742cm" svg:height="0.726cm" svg:x="5.611cm" svg:y="0cm"><draw:text-box><text:p text:style-name="P28"><text:span text:style-name="T60">0</text:span></text:p></draw:text-box></draw:frame><draw:frame draw:style-name="gr25" draw:text-style-name="P29" svg:width="0.98cm" svg:height="0.726cm" svg:x="12.855cm" svg:y="0.002cm"><draw:text-box><text:p text:style-name="P28"><text:span text:style-name="T60">15</text:span></text:p></draw:text-box></draw:frame><draw:frame draw:style-name="gr26" draw:text-style-name="P29" svg:width="0.98cm" svg:height="0.726cm" svg:x="13.811cm" svg:y="0.002cm"><draw:text-box><text:p text:style-name="P28"><text:span text:style-name="T60">16</text:span></text:p></draw:text-box></draw:frame><draw:frame draw:style-name="gr27" draw:text-style-name="P29" svg:width="0.98cm" svg:height="0.726cm" svg:x="21.012cm" svg:y="0.002cm"><draw:text-box><text:p text:style-name="P28"><text:span text:style-name="T60">31</text:span></text:p></draw:text-box></draw:frame><draw:frame draw:style-name="gr28" draw:text-style-name="P29" svg:width="2.035cm" svg:height="1.2cm" svg:x="9.423cm" svg:y="2.35cm"><draw:text-box><text:p text:style-name="P28"><text:span text:style-name="T60">Length</text:span></text:p><text:p text:style-name="P28"><text:span text:style-name="T60">(16 bits)</text:span></text:p></draw:text-box></draw:frame><draw:frame draw:style-name="gr29" draw:text-style-name="P29" svg:width="2.513cm" svg:height="1.2cm" svg:x="16.648cm" svg:y="2.351cm"><draw:text-box><text:p text:style-name="P28"><text:span text:style-name="T60">Checksum</text:span></text:p><text:p text:style-name="P28"><text:span text:style-name="T60">(16 bits)</text:span></text:p></draw:text-box></draw:frame></draw:g></text:p>
          </table:table-cell>
        </table:table-row>
      </table:table>
      <text:p text:style-name="P5">Якщо значення контрольної суми (Checksum) <text:span text:style-name="T53">в заголовку UDP </text:span>дорівнює нулю, тоді контрольн<text:span text:style-name="T53">а</text:span> сума <text:span text:style-name="T53">ігнорується</text:span>. <text:span text:style-name="T53">Якщо обчислена контрольна сума дорівнює нулю, тоді в усіх бітах її значення в заголовку UDP встановлюються одиниці (це значення є тим самим, що нуль в алгоритмі обчислення контрольної суми).</text:span></text:p>
      <text:p text:style-name="P2">Відправлення та отримання даних</text:p>
      <text:p text:style-name="P8">Системний виклик <text:span text:style-name="Шаблон_3a__20_Ідентифікатор">sendto()</text:span> відправляє дані <text:span text:style-name="T46">через</text:span> сокет, асоційований з вказаним дескриптором файлу.</text:p>
      <text:p text:style-name="P11">#include &lt;sys/socket.h&gt;</text:p>
      <text:p text:style-name="P11"/>
      <text:p text:style-name="P11">ssize_t sendto(int sockfd, const void *buf, size_t count, int flags,</text:p>
      <text:p text:style-name="P7"><text:s text:c="8"/>const struct sockaddr *addr<text:span text:style-name="T44">buf</text:span>, socklen_t addrlen);</text:p>
      <text:p text:style-name="P7"/>
      <text:p text:style-name="P9">Аргументи <text:span text:style-name="Шаблон_3a__20_Ідентифікатор">sockfd</text:span>, <text:span text:style-name="Шаблон_3a__20_Ідентифікатор">buf</text:span>, <text:span text:style-name="Шаблон_3a__20_Ідентифікатор">count</text:span> та <text:span text:style-name="Шаблон_3a__20_Ідентифікатор">flags</text:span> такі самі, як у системному виклику <text:span text:style-name="Шаблон_3a__20_Ідентифікатор">send()</text:span>. Якщо сокет застосовується для комунікації, яке потребує <text:span text:style-name="T45">встановлення </text:span>логічного з’єднання, тоді значення аргументів <text:span text:style-name="Шаблон_3a__20_Ідентифікатор">addrbuf</text:span> та <text:span text:style-name="Шаблон_3a__20_Ідентифікатор">addrlen</text:span> ігноруються (рекомендується вказувати null покажчик та <text:span text:style-name="Шаблон_3a__20_Ідентифікатор">0</text:span> для цих аргументів через особливості реалізацій). Якщо сокет застосовується для комунікації, яке не потребує логічного з’єднання, тоді аргумент <text:span text:style-name="Шаблон_3a__20_Ідентифікатор">addrbuf</text:span> має вказувати на об’єкт зі структурою адреси сокета отримувача даних, а аргумент <text:span text:style-name="Шаблон_3a__20_Ідентифікатор">addrlen</text:span> має дорівнювати розміру цього об’єкту.</text:p>
      <text:p text:style-name="P6">Системний виклик <text:span text:style-name="Шаблон_3a__20_Ідентифікатор">recvfrom()</text:span> отримує дані із сокета, асоційованого з вказаним дескриптором файлу.</text:p>
      <text:p text:style-name="Шаблон_3a__20_Текст_20_програми"><text:soft-page-break/>#include &lt;sys/socket.h&gt;</text:p>
      <text:p text:style-name="Шаблон_3a__20_Текст_20_програми"/>
      <text:p text:style-name="Шаблон_3a__20_Текст_20_програми">ssize_t recvfrom(int sockfd, void *restrict buf, size_t count, int flags,</text:p>
      <text:p text:style-name="Шаблон_3a__20_Текст_20_програми"><text:s text:c="8"/>struct sockaddr *restrict addr<text:span text:style-name="T44">buf</text:span>, socklen_t *restrict addrlen);</text:p>
      <text:p text:style-name="Шаблон_3a__20_Текст_20_програми"/>
      <text:p text:style-name="P10"><text:span text:style-name="T44">Аргументи </text:span><text:span text:style-name="Шаблон_3a__20_Ідентифікатор"><text:span text:style-name="T44">sockfd</text:span></text:span><text:span text:style-name="T44">, </text:span><text:span text:style-name="Шаблон_3a__20_Ідентифікатор"><text:span text:style-name="T44">buf</text:span></text:span><text:span text:style-name="T44">, </text:span><text:span text:style-name="Шаблон_3a__20_Ідентифікатор"><text:span text:style-name="T44">count</text:span></text:span><text:span text:style-name="T44"> та </text:span><text:span text:style-name="Шаблон_3a__20_Ідентифікатор"><text:span text:style-name="T44">flags</text:span></text:span><text:span text:style-name="T44"> такі самі, як у системному виклику </text:span><text:span text:style-name="Шаблон_3a__20_Ідентифікатор"><text:span text:style-name="T44">recv()</text:span></text:span><text:span text:style-name="T44">. Якщо аргументи </text:span><text:span text:style-name="Шаблон_3a__20_Ідентифікатор"><text:span text:style-name="T44">addrbuf</text:span></text:span><text:span text:style-name="T44"> та </text:span><text:span text:style-name="Шаблон_3a__20_Ідентифікатор"><text:span text:style-name="T44">addrlen</text:span></text:span><text:span text:style-name="T44"> null покажчики, тоді вони ігноруються. Інакше аргумент </text:span><text:span text:style-name="Шаблон_3a__20_Ідентифікатор"><text:span text:style-name="T44">addrbuf</text:span></text:span><text:span text:style-name="T44"> має вказувати на об’єкт, куди може бути скопійована структура адреси сокета відправника даних. Відповідно аргумент </text:span><text:span text:style-name="Шаблон_3a__20_Ідентифікатор"><text:span text:style-name="T44">addrlen</text:span></text:span><text:span text:style-name="T44"> має вказувати на об’єкт, значення якого дорівнюю розміру об’єкта, на який вказує аргумент </text:span><text:span text:style-name="Шаблон_3a__20_Ідентифікатор"><text:span text:style-name="T44">addrbuf</text:span></text:span><text:span text:style-name="T44">. У разі успішного виконання цього системного виклику інформація про адресу відправника зберігається в об’єкт, на який вказує аргумент </text:span><text:span text:style-name="Шаблон_3a__20_Ідентифікатор"><text:span text:style-name="T44">addrbuf</text:span></text:span><text:span text:style-name="T44">, а в об’єкт, на який вказує аргумент </text:span><text:span text:style-name="Шаблон_3a__20_Ідентифікатор"><text:span text:style-name="T44">addrlen</text:span></text:span><text:span text:style-name="T44">, зберігається розмір збереженої інформації. Якщо розмір об’єкта, на який вказує аргумент </text:span><text:span text:style-name="Шаблон_3a__20_Ідентифікатор"><text:span text:style-name="T44">addrbuf</text:span></text:span><text:span text:style-name="T44">, не достатній для збереження інформації про адресу відправника даних, тоді в цей об’єкт зберігається частина інформації про адресу відправника даних. Якщо мережевий протокол сокета не надає адресу відправника даних, тоді вміст об’єкта, на який вказує аргумент </text:span><text:span text:style-name="Шаблон_3a__20_Ідентифікатор"><text:span text:style-name="T44">addrbuf</text:span></text:span><text:span text:style-name="T44">, не специфіковано.</text:span></text:p>
      <text:p text:style-name="P16"><text:soft-page-break/>Системний виклик <text:span text:style-name="Шаблон_3a__20_Ідентифікатор">sendmsg()</text:span> відправляє дані та/або допоміжні дані через сокет, асоційований з вказаним дескриптором фа<text:span text:style-name="T49">й</text:span>лу.</text:p>
      <text:p text:style-name="Шаблон_3a__20_Текст_20_програми">#include &lt;sys/socket.h&gt;</text:p>
      <text:p text:style-name="Шаблон_3a__20_Текст_20_програми"/>
      <text:p text:style-name="P15">ssize_t sendmsg(int sock<text:span text:style-name="T3">fd</text:span>, const struct msghdr *message, int flags);</text:p>
      <text:p text:style-name="P15"/>
      <text:p text:style-name="P18">Цей системний виклик є найбільш функціональним з системних викликів <text:span text:style-name="Шаблон_3a__20_Ідентифікатор">write()</text:span>, <text:span text:style-name="Шаблон_3a__20_Ідентифікатор"><text:span text:style-name="T58">writev()</text:span></text:span><text:span text:style-name="T58">, </text:span><text:span text:style-name="Шаблон_3a__20_Ідентифікатор">send()</text:span> та <text:span text:style-name="Шаблон_3a__20_Ідентифікатор">sendto()</text:span>, застосованих для сокета для відправлення даних. <text:span text:style-name="T44">Аргументи </text:span><text:span text:style-name="Шаблон_3a__20_Ідентифікатор"><text:span text:style-name="T44">sockfd</text:span></text:span><text:span text:style-name="T44"> та </text:span><text:span text:style-name="Шаблон_3a__20_Ідентифікатор"><text:span text:style-name="T44">flags</text:span></text:span><text:span text:style-name="T44"> такі самі, як у системному виклику </text:span><text:span text:style-name="Шаблон_3a__20_Ідентифікатор"><text:span text:style-name="T44">send()</text:span></text:span><text:span text:style-name="T44">. </text:span><text:span text:style-name="T50">Інформація про адресу отримувача (якщо така потрібна), буфери з даними та/або допоміжні дані для відправлення вказуються в об’єкті, на який вказує аргумент </text:span><text:span text:style-name="Шаблон_3a__20_Ідентифікатор"><text:span text:style-name="T50">message</text:span></text:span><text:span text:style-name="T50">.</text:span></text:p>
      <text:p text:style-name="P17">Системний виклик <text:span text:style-name="Шаблон_3a__20_Ідентифікатор"><text:span text:style-name="T47">recv</text:span></text:span><text:span text:style-name="Шаблон_3a__20_Ідентифікатор">msg()</text:span> <text:span text:style-name="T47">отримує</text:span> дані та/або допоміжні дані <text:span text:style-name="T47">із</text:span> сокет<text:span text:style-name="T47">а</text:span>, асоційован<text:span text:style-name="T47">ого</text:span> з вказаним дескриптором фа<text:span text:style-name="T48">й</text:span>лу.</text:p>
      <text:p text:style-name="P21">#include &lt;sys/socket.h&gt;</text:p>
      <text:p text:style-name="P21"/>
      <text:p text:style-name="Шаблон_3a__20_Текст_20_програми">ssize_t recvmsg(int sock<text:span text:style-name="T3">fd</text:span>, struct msghdr *message, int flags);</text:p>
      <text:p text:style-name="Шаблон_3a__20_Текст_20_програми"/>
      <text:p text:style-name="P19"><text:soft-page-break/>Цей системний виклик є найбільш функціональним з системних викликів <text:span text:style-name="Шаблон_3a__20_Ідентифікатор">read()</text:span>, <text:span text:style-name="Шаблон_3a__20_Ідентифікатор"><text:span text:style-name="T58">readv()</text:span></text:span><text:span text:style-name="T58">,</text:span> <text:span text:style-name="Шаблон_3a__20_Ідентифікатор">recv()</text:span> та <text:span text:style-name="Шаблон_3a__20_Ідентифікатор">recvfrom()</text:span>, застосованих для сокета для отримання даних. <text:span text:style-name="T44">Аргументи </text:span><text:span text:style-name="Шаблон_3a__20_Ідентифікатор"><text:span text:style-name="T44">sockfd</text:span></text:span><text:span text:style-name="T44"> та </text:span><text:span text:style-name="Шаблон_3a__20_Ідентифікатор"><text:span text:style-name="T44">flags</text:span></text:span><text:span text:style-name="T44"> такі самі, як у системному виклику </text:span><text:span text:style-name="Шаблон_3a__20_Ідентифікатор"><text:span text:style-name="T44">recv()</text:span></text:span><text:span text:style-name="T44">. </text:span><text:span text:style-name="T50">Інформація про адресу </text:span><text:span text:style-name="T51">відправника</text:span><text:span text:style-name="T50"> (якщо така потрібна </text:span><text:span text:style-name="T51">та якщо така повертається</text:span><text:span text:style-name="T50">), буфери з </text:span><text:span text:style-name="T51">отриманими </text:span><text:span text:style-name="T50">даними та/або допоміжн</text:span><text:span text:style-name="T51">ими</text:span><text:span text:style-name="T50"> дан</text:span><text:span text:style-name="T51">ими</text:span><text:span text:style-name="T50"> та прапорці </text:span><text:span text:style-name="T51">результату виконання </text:span><text:span text:style-name="T50">вказуються в об’єкті, на який вказує аргумент </text:span><text:span text:style-name="Шаблон_3a__20_Ідентифікатор"><text:span text:style-name="T50">message</text:span></text:span><text:span text:style-name="T50">.</text:span></text:p>
      <text:p text:style-name="P23">У <text:span text:style-name="Шаблон_3a__20_Ідентифікатор">struct msghdr</text:span> є принаймні такі поля: <text:span text:style-name="Шаблон_3a__20_Ідентифікатор">void *msg_name</text:span> <text:span text:style-name="T52">та </text:span><text:span text:style-name="Шаблон_3a__20_Ідентифікатор"><text:span text:style-name="T52">socklen_t msg_namelen</text:span></text:span><text:span text:style-name="T52"> (покажчик на об’єкт з адресою сокета та розмір цього об’єкта), </text:span><text:span text:style-name="Шаблон_3a__20_Ідентифікатор"><text:span text:style-name="T52">struct iovec *msg_iov</text:span></text:span><text:span text:style-name="T52"> та </text:span><text:span text:style-name="Шаблон_3a__20_Ідентифікатор"><text:span text:style-name="T52">int msg_iovlen</text:span></text:span><text:span text:style-name="T52"> (інформація про буфери), </text:span><text:span text:style-name="Шаблон_3a__20_Ідентифікатор"><text:span text:style-name="T52">void *msg_control</text:span></text:span><text:span text:style-name="T52"> та </text:span><text:span text:style-name="Шаблон_3a__20_Ідентифікатор"><text:span text:style-name="T52">socklen_t msg_controllen</text:span></text:span><text:span text:style-name="T52"> (буфер з допоміжними даними та розмір цього буфера), </text:span><text:span text:style-name="Шаблон_3a__20_Ідентифікатор"><text:span text:style-name="T52">int msg_flags</text:span></text:span><text:span text:style-name="T52"> (прапорці для отриманих даних). </text:span><text:span text:style-name="T54">POSIX цього не визначає, але поле </text:span><text:span text:style-name="Шаблон_3a__20_Ідентифікатор"><text:span text:style-name="T54">msg_control</text:span></text:span><text:span text:style-name="T54"> має вказувати на буфер з відповідним вирівнюванням (це відповідає тому, як реалізації використовують значення цього поля).</text:span></text:p>
      <text:p text:style-name="P26">Поля <text:span text:style-name="Шаблон_3a__20_Ідентифікатор">msg_name</text:span> та <text:span text:style-name="Шаблон_3a__20_Ідентифікатор">msg_namelen</text:span> в об’єкті <text:span text:style-name="T56">типу </text:span><text:span text:style-name="Шаблон_3a__20_Ідентифікатор"><text:span text:style-name="T56">struct msghdr</text:span></text:span>, залученого в аргументі системних викликів <text:span text:style-name="Шаблон_3a__20_Ідентифікатор">sendmsg()</text:span> та <text:span text:style-name="Шаблон_3a__20_Ідентифікатор">recvmsg()</text:span>, використовуються так само як відповідні аргументи в системних викликах <text:span text:style-name="Шаблон_3a__20_Ідентифікатор">sendto()</text:span> та <text:span text:style-name="Шаблон_3a__20_Ідентифікатор">recvfrom()</text:span> відповідно (значення поля <text:span text:style-name="Шаблон_3a__20_Ідентифікатор">msg_namelen</text:span> у разі успішного виконання <text:span text:style-name="Шаблон_3a__20_Ідентифікатор">recvmsg()</text:span> встановлюється). Поля <text:span text:style-name="Шаблон_3a__20_Ідентифікатор">msg_iov</text:span> та <text:soft-page-break/><text:span text:style-name="Шаблон_3a__20_Ідентифікатор">msg_iovlen</text:span> в об’єкті, залученого в аргументі системних викликів <text:span text:style-name="Шаблон_3a__20_Ідентифікатор">sendmsg()</text:span> та <text:span text:style-name="Шаблон_3a__20_Ідентифікатор">recvmsg()</text:span> використовуються так само як відповідні аргументи в системних викликах <text:span text:style-name="Шаблон_3a__20_Ідентифікатор">writev()</text:span> та <text:span text:style-name="Шаблон_3a__20_Ідентифікатор">readv()</text:span> відповідно.</text:p>
      <text:p text:style-name="P25">Значення поля <text:span text:style-name="Шаблон_3a__20_Ідентифікатор">msg_flags</text:span> в об’єкті типу <text:span text:style-name="Шаблон_3a__20_Ідентифікатор">struct msghdr</text:span>, залученого в аргументі системного виклику <text:span text:style-name="Шаблон_3a__20_Ідентифікатор">sendmsg()</text:span> ігнорується. Значення цього поля після успішного виконання системного виклику <text:span text:style-name="Шаблон_3a__20_Ідентифікатор">recvmsg()</text:span> може мати такі прапорці: <text:span text:style-name="Шаблон_3a__20_Ідентифікатор">MSG_EOR</text:span> позначає отримання ознаки кінця запису (має підтримуватися протоколом); <text:span text:style-name="Шаблон_3a__20_Ідентифікатор">MSG_OOB</text:span> позначає отримання out-of-band даних; <text:span text:style-name="Шаблон_3a__20_Ідентифікатор">MSG_TRUNC</text:span> позначає отримання в буфер не всіх байтів даних (має сенс для датаграм або повідомлень); <text:span text:style-name="Шаблон_3a__20_Ідентифікатор">MSG_CTRUNC</text:span> позначає отримання в буфер не всіх байтів допоміжних даних.</text:p>
      <text:p text:style-name="P20">Допоміжні дані складаються з масиву пар значень, перше значення – це об’єкт типу <text:span text:style-name="Шаблон_3a__20_Ідентифікатор">struct cmsghdr</text:span>, який визначає тип допоміжних даних, друге значення – це безпосередньо допоміжні дані відповідного типу. У <text:span text:style-name="Шаблон_3a__20_Ідентифікатор">struct cmsghdr</text:span> є принаймні такі поля: <text:span text:style-name="Шаблон_3a__20_Ідентифікатор">socklen_t cmsg_len</text:span> (кількість байтів у поточні парі значень), <text:span text:style-name="Шаблон_3a__20_Ідентифікатор">int cmsg_level</text:span> та <text:span text:style-name="Шаблон_3a__20_Ідентифікатор">int cmsg_type</text:span> (рівень та тип <text:span text:style-name="T55">асоційованих</text:span> допоміжних даних). <text:span text:style-name="T54">POSIX цього не визначає, але </text:span><text:span text:style-name="Шаблон_3a__20_Ідентифікатор"><text:span text:style-name="T54">cmsg_len</text:span></text:span><text:span text:style-name="T54"> може мати більше значення, ніж потрібне, для врахування </text:span><text:soft-page-break/><text:span text:style-name="T54">додаткових байтів для отримання правильного вирівнювання для наступного об’єкта типу </text:span><text:span text:style-name="Шаблон_3a__20_Ідентифікатор"><text:span text:style-name="T54">struct cmsghdr</text:span></text:span><text:span text:style-name="T54"> у допоміжних даних, якщо такий об’єкт є.</text:span></text:p>
      <text:p text:style-name="P22">Для роботи з допоміжними даними визначено кілька макросів. Далі ідентифікатор <text:span text:style-name="Шаблон_3a__20_Ідентифікатор">mhdr</text:span> позначає покажчик на об’єкт типу <text:span text:style-name="Шаблон_3a__20_Ідентифікатор">struct msghdr</text:span>, <text:span text:style-name="Шаблон_3a__20_Ідентифікатор">cmsg</text:span> позначає покажчик на об’єкт типу <text:span text:style-name="Шаблон_3a__20_Ідентифікатор">struct cmsghdr</text:span>, який асоційований з об’єктом, на який вказує <text:span text:style-name="Шаблон_3a__20_Ідентифікатор">mhdr</text:span>. Макрос <text:span text:style-name="Шаблон_3a__20_Ідентифікатор">CMSG_DATA(cmsg)</text:span> повертає покажчик типу <text:span text:style-name="Шаблон_3a__20_Ідентифікатор">unsigned char *</text:span> на безпосередні <text:span text:style-name="T55">асоційовані</text:span> допоміжні дані. Макрос <text:span text:style-name="Шаблон_3a__20_Ідентифікатор">CMSG_NXTHDR(mhdr, cmsg)</text:span> повертає покажчик на наступний об’єкт типу <text:span text:style-name="Шаблон_3a__20_Ідентифікатор">struct cmsghdr</text:span> або значення null покажчика, якщо більше об’єктів нема. Макрос <text:span text:style-name="Шаблон_3a__20_Ідентифікатор">CMSG_FIRSTHDR(mhdr)</text:span> повертає покажчик на перший об’єкт типу <text:span text:style-name="Шаблон_3a__20_Ідентифікатор">struct cmsghdr</text:span>, асоційований з об’єктом, на який вказує <text:span text:style-name="Шаблон_3a__20_Ідентифікатор">mhdr</text:span>, або значення null покажчика, якщо допоміжних даних нема.<text:span text:style-name="T54"> POSIX цього не визначає, але реалізації можуть перевіряти коректність значень полів в об’єкті типу </text:span><text:span text:style-name="Шаблон_3a__20_Ідентифікатор"><text:span text:style-name="T54">struct cmsghdr</text:span></text:span><text:span text:style-name="T54"> та в об’єкті типу </text:span><text:span text:style-name="Шаблон_3a__20_Ідентифікатор"><text:span text:style-name="T54">struct cmsghdr</text:span></text:span><text:span text:style-name="T54">, який асоційований з ним, у макросах </text:span><text:span text:style-name="Шаблон_3a__20_Ідентифікатор"><text:span text:style-name="T57">CMSG_FIRSTHDR()</text:span></text:span><text:span text:style-name="T57"> та </text:span><text:span text:style-name="Шаблон_3a__20_Ідентифікатор"><text:span text:style-name="T57">CMSG_NXTHDR()</text:span></text:span><text:span text:style-name="T54">, якщо значення полів некоректні, тоді ці макроси повертають значення null покажчиків.</text:span></text:p>
      <text:p text:style-name="P24">RFC 3542 пропонує ще два макроси для роботи з допоміжними даними, ці макроси не визначені в POSIX, але реалізації зазвичай їх мають. Макрос <text:soft-page-break/><text:span text:style-name="Шаблон_3a__20_Ідентифікатор">CMSG_SPACE(length)</text:span> повертає розмір пам’яті, необхідний для зберігання об’єкта типу <text:span text:style-name="Шаблон_3a__20_Ідентифікатор">struct cmsghdr</text:span> та асоційованих з ним даних розміром <text:span text:style-name="Шаблон_3a__20_Ідентифікатор">length</text:span> байт з врахуванням усіх потрібних вирівнювань. Макрос <text:span text:style-name="Шаблон_3a__20_Ідентифікатор">CMSG_LEN(length)</text:span> повертає значення, яке можна використати для ініціалізації поля <text:span text:style-name="Шаблон_3a__20_Ідентифікатор">cmsg_len</text:span> об’єкта типу <text:span text:style-name="Шаблон_3a__20_Ідентифікатор">struct cmsghdr</text:span> для асоційованих з ним даних розміром <text:span text:style-name="Шаблон_3a__20_Ідентифікатор">length</text:span> байт з врахуванням потрібного вирівнювання для цього об’єкт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Жирный" style:font-family-generic="swiss" style:font-pitch="variable"/>
    <style:font-face style:name="Liberation Sans3" svg:font-family="'Liberation Sans'" style:font-adornments="Курсив" style:font-family-generic="swiss" style:font-pitch="variable"/>
    <style:font-face style:name="Liberation Sans4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cm" style:type="center"/>
          <style:tab-stop style:position="2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cm" style:type="center"/>
          <style:tab-stop style:position="26cm" style:type="right"/>
        </style:tab-stops>
      </style:paragraph-properties>
    </style:style>
    <style:style style:name="Шаблон_3a__20_Титульна_20_сторінка" style:display-name="Шаблон: Титульна сторінка" style:family="paragraph">
      <style:paragraph-properties fo:text-align="center" style:justify-single-word="false"/>
      <style:text-properties style:font-name="Liberation Sans1" fo:font-family="'Liberation Sans'" style:font-family-generic="swiss" style:font-pitch="variable" fo:font-size="44pt" officeooo:rsid="00071110" style:font-size-asian="38.5pt" style:font-size-complex="44pt"/>
    </style:style>
    <style:style style:name="Шаблон_3a__20_Заголовок_20_теми" style:display-name="Шаблон: Заголовок теми" style:family="paragraph" style:next-style-name="Шаблон_3a__20_Звичайний_20_текст">
      <style:paragraph-properties fo:text-align="center" style:justify-single-word="false"/>
      <style:text-properties style:font-name="Liberation Sans1" fo:font-family="'Liberation Sans'" style:font-family-generic="swiss" style:font-pitch="variable" fo:font-size="28pt" officeooo:rsid="000891be" style:font-size-asian="32pt" style:font-size-complex="32pt"/>
    </style:style>
    <style:style style:name="Шаблон_3a__20_Звичайний_20_текст" style:display-name="Шаблон: Звичайний текст" style:family="paragraph">
      <style:paragraph-properties fo:margin-top="0cm" fo:margin-bottom="0.499cm" style:contextual-spacing="false"/>
      <style:text-properties style:font-name="Liberation Sans1" fo:font-family="'Liberation Sans'" style:font-family-generic="swiss" style:font-pitch="variable" fo:font-size="21pt" officeooo:rsid="000f45a1" style:font-size-asian="21pt" style:font-size-complex="2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Шаблон_3a__20_Текст_20_програми" style:display-name="Шаблон: Текст програми" style:family="paragraph">
      <style:text-properties style:font-name="Liberation Mono" fo:font-family="'Liberation Mono'" style:font-family-generic="modern" style:font-pitch="fixed" fo:font-size="14pt" fo:letter-spacing="-0.025cm" fo:language="zxx" fo:country="none" officeooo:rsid="000c0a0c" style:font-size-asian="14pt" style:font-size-complex="14pt"/>
    </style:style>
    <style:style style:name="Шаблон_3a__20_Текст_20_командного_20_інтерпретатора" style:display-name="Шаблон: Текст командного інтерпретатора" style:family="paragraph">
      <style:text-properties style:font-name="Liberation Mono" fo:font-family="'Liberation Mono'" style:font-family-generic="modern" style:font-pitch="fixed" fo:font-size="14pt" fo:letter-spacing="-0.025cm" fo:language="zxx" fo:country="none" officeooo:rsid="000c0a0c" style:font-size-asian="14pt" style:font-size-complex="14pt"/>
    </style:style>
    <style:style style:name="Шаблон_3a__20_Коментар" style:display-name="Шаблон: Коментар" style:family="paragraph">
      <style:text-properties style:font-name="Liberation Sans1" fo:font-family="'Liberation Sans'" style:font-family-generic="swiss" style:font-pitch="variable" fo:font-size="16pt" officeooo:rsid="000c0a0c" style:font-size-asian="16pt" style:font-size-complex="16pt"/>
    </style:style>
    <style:style style:name="Шаблон_3a__20_Звичайний_20_текст_20_без_20_відступу" style:display-name="Шаблон: Звичайний текст без відступу" style:family="paragraph" style:parent-style-name="Шаблон_3a__20_Звичайний_20_текст" style:master-page-name="">
      <style:paragraph-properties fo:margin-top="0cm" fo:margin-bottom="0cm" style:contextual-spacing="false" style:page-number="auto">
        <style:tab-stops/>
      </style:paragraph-properties>
    </style:style>
    <style:style style:name="Шаблон_3a__20_Title_20_page" style:display-name="Шаблон: Title page" style:family="paragraph" style:master-page-name="">
      <style:paragraph-properties fo:text-align="center" style:justify-single-word="false" style:page-number="auto">
        <style:tab-stops/>
      </style:paragraph-properties>
      <style:text-properties style:font-name="Liberation Sans4" fo:font-family="'Liberation Sans'" style:font-style-name="Обычный" style:font-family-generic="swiss" style:font-pitch="variable" fo:font-size="44pt" fo:language="en" fo:country="US" officeooo:rsid="001ca846"/>
    </style:style>
    <style:style style:name="Шаблон_3a__20_Topic_20_title" style:display-name="Шаблон: Topic title" style:family="paragraph" style:next-style-name="Шаблон_3a__20_Regular_20_text" style:master-page-name="">
      <style:paragraph-properties fo:text-align="center" style:justify-single-word="false" style:page-number="auto"/>
      <style:text-properties style:font-name="Liberation Sans4" fo:font-family="'Liberation Sans'" style:font-style-name="Обычный" style:font-family-generic="swiss" style:font-pitch="variable" fo:font-size="28pt" fo:language="en" fo:country="US" officeooo:rsid="001ca846"/>
    </style:style>
    <style:style style:name="Шаблон_3a__20_Regular_20_text" style:display-name="Шаблон: Regular text" style:family="paragraph" style:master-page-name="">
      <style:paragraph-properties fo:margin-top="0cm" fo:margin-bottom="0.499cm" style:contextual-spacing="false" style:page-number="auto"/>
      <style:text-properties style:font-name="Liberation Sans4" fo:font-family="'Liberation Sans'" style:font-style-name="Обычный" style:font-family-generic="swiss" style:font-pitch="variable" fo:font-size="21pt" fo:language="en" fo:country="US" officeooo:rsid="001ca846"/>
    </style:style>
    <style:style style:name="Шаблон_3a__20_Regular_20_text_20_without_20_indentation" style:display-name="Шаблон: Regular text without indentation" style:family="paragraph">
      <style:paragraph-properties>
        <style:tab-stops/>
      </style:paragraph-properties>
      <style:text-properties style:font-name="Liberation Sans4" fo:font-family="'Liberation Sans'" style:font-style-name="Обычный" style:font-family-generic="swiss" style:font-pitch="variable" fo:font-size="21pt" fo:language="en" fo:country="US" officeooo:rsid="001e6ae1"/>
    </style:style>
    <style:style style:name="Шаблон_3a__20_Comment" style:display-name="Шаблон: Comment" style:family="paragraph" style:master-page-name="">
      <style:paragraph-properties style:page-number="auto"/>
      <style:text-properties style:font-name="Liberation Sans4" fo:font-family="'Liberation Sans'" style:font-style-name="Обычный" style:font-family-generic="swiss" style:font-pitch="variable" fo:font-size="16pt" fo:language="en" fo:country="US" officeooo:rsid="001e6ae1"/>
    </style:style>
    <style:style style:name="Шаблон_3a__20_Ідентифікатор_20_опція" style:display-name="Шаблон: Ідентифікатор опція" style:family="paragraph" style:parent-style-name="Шаблон_3a__20_Текст_20_командного_20_інтерпретатора">
      <style:text-properties officeooo:rsid="00102068"/>
    </style:style>
    <style:style style:name="Шаблон_3a__20_Текст_20_програми_2c__20_відступ" style:display-name="Шаблон: Текст програми, відступ" style:family="paragraph" style:parent-style-name="Шаблон_3a__20_Текст_20_програми">
      <style:paragraph-properties fo:margin-top="0cm" fo:margin-bottom="0.499cm" style:contextual-spacing="false"/>
      <style:text-properties officeooo:rsid="00202775"/>
    </style:style>
    <style:style style:name="Шаблон_3a__20_Текст_20_командного_20_інтерпретатора_2c__20_відступ" style:display-name="Шаблон: Текст командного інтерпретатора, відступ" style:family="paragraph" style:parent-style-name="Шаблон_3a__20_Текст_20_командного_20_інтерпретатора">
      <style:paragraph-properties fo:margin-top="0cm" fo:margin-bottom="0.499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аблон_3a__20_Термін" style:display-name="Шаблон: Термін" style:family="text">
      <style:text-properties style:font-name="Liberation Sans4" fo:font-family="'Liberation Sans'" style:font-style-name="Обычный" style:font-family-generic="swiss" style:font-pitch="variable" fo:font-size="21pt" fo:font-style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Шаблон_3a__20_Ідентифікатор" style:display-name="Шаблон: Ідентифікатор" style:family="text">
      <style:text-properties style:font-name="Liberation Mono1" fo:font-family="'Liberation Mono'" style:font-style-name="Обычный" style:font-family-generic="modern" style:font-pitch="fixed" fo:font-size="14pt" fo:letter-spacing="-0.025cm" fo:language="zxx" fo:country="none"/>
    </style:style>
    <style:style style:name="Numbering_20_Symbols" style:display-name="Numbering Symbols" style:family="text"/>
    <style:style style:name="Шаблон_3a__20_Шляхове_20_ім_27_я" style:display-name="Шаблон: Шляхове ім'я" style:family="text">
      <style:text-properties style:font-name="Liberation Sans2" fo:font-family="'Liberation Sans'" style:font-style-name="Жирный" style:font-family-generic="swiss" style:font-pitch="variable" fo:font-size="21pt" fo:language="zxx" fo:country="none" fo:font-weight="bold"/>
    </style:style>
    <style:style style:name="Шаблон_3a__20_Шляхове_20_ім_27_я_20_в_20_коментарі" style:display-name="Шаблон: Шляхове ім'я в коментарі" style:family="text">
      <style:text-properties style:font-name="Liberation Sans2" fo:font-family="'Liberation Sans'" style:font-style-name="Жирный" style:font-family-generic="swiss" style:font-pitch="variable" fo:font-size="16pt" fo:language="zxx" fo:country="none" fo:font-weight="bold"/>
    </style:style>
    <style:style style:name="Шаблон_3a__20_Ідентифікатор_20_опція" style:display-name="Шаблон: Ідентифікатор опція" style:family="text" style:parent-style-name="Шаблон_3a__20_Ідентифікатор">
      <style:text-properties fo:font-style="italic"/>
    </style:style>
    <style:style style:name="Шаблон_3a__20_Term" style:display-name="Шаблон: Term" style:family="text">
      <style:text-properties style:font-name="Liberation Sans3" fo:font-family="'Liberation Sans'" style:font-style-name="Курсив" style:font-family-generic="swiss" style:font-pitch="variable" fo:font-size="21pt" fo:language="en" fo:country="US" fo:font-style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8cm" fo:page-height="15.75cm" style:num-format="1" style:print-orientation="landscape" fo:margin-top="0cm" fo:margin-bottom="0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3:47:56.637576548</meta:creation-date>
    <dc:date>2024-04-03T09:48:24.775562494</dc:date>
    <meta:editing-duration>PT6H28M1S</meta:editing-duration>
    <meta:editing-cycles>43</meta:editing-cycles>
    <meta:generator>LibreOffice/7.6.6.3$Linux_X86_64 LibreOffice_project/60$Build-3</meta:generator>
    <meta:document-statistic meta:table-count="2" meta:image-count="0" meta:object-count="0" meta:page-count="11" meta:paragraph-count="34" meta:word-count="1327" meta:character-count="9834" meta:non-whitespace-character-count="8522"/>
  </office:meta>
</office:document-meta>
</file>